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3.185cm" table:align="left" style:may-break-between-rows="false"/>
    </style:style>
    <style:style style:name="Table2.A" style:family="table-column">
      <style:table-column-properties style:column-width="3.542cm"/>
    </style:style>
    <style:style style:name="Table2.B" style:family="table-column">
      <style:table-column-properties style:column-width="9.643cm"/>
    </style:style>
    <style:style style:name="Table2.1" style:family="table-row">
      <style:table-row-properties style:keep-together="false" fo:keep-together="always"/>
    </style:style>
    <style:style style:name="Table2.A1" style:family="table-cell">
      <style:table-cell-properties fo:background-color="transparent" fo:padding-left="0cm" fo:padding-right="0cm" fo:padding-top="0.03cm" fo:padding-bottom="0.03cm" fo:border="none">
        <style:background-image/>
      </style:table-cell-properties>
    </style:style>
    <style:style style:name="Table2.A2" style:family="table-cell">
      <style:table-cell-properties fo:padding-left="0cm" fo:padding-right="0cm" fo:padding-top="0.03cm" fo:padding-bottom="0.03cm" fo:border="none"/>
    </style:style>
    <style:style style:name="Table2.B2" style:family="table-cell" style:data-style-name="N0">
      <style:table-cell-properties fo:padding-left="0cm" fo:padding-right="0cm" fo:padding-top="0.03cm" fo:padding-bottom="0.03cm" fo:border="none"/>
    </style:style>
    <style:style style:name="P1" style:family="paragraph" style:parent-style-name="Text_20_body" style:list-style-name="List_20_1"/>
    <style:style style:name="P2" style:family="paragraph" style:parent-style-name="Text_20_body">
      <style:paragraph-properties fo:margin-left="1cm" fo:margin-right="0cm" fo:text-indent="-0.3cm" style:auto-text-indent="false"/>
    </style:style>
    <style:style style:name="P3" style:family="paragraph" style:parent-style-name="Text_20_body" style:list-style-name="List_20_1">
      <style:paragraph-properties fo:margin-left="1cm" fo:margin-right="0cm" fo:text-indent="-0.3cm" style:auto-text-indent="false"/>
    </style:style>
    <style:style style:name="P4" style:family="paragraph" style:parent-style-name="TODO">
      <style:paragraph-properties fo:margin-left="1cm" fo:margin-right="0cm" fo:text-indent="-0.3cm" style:auto-text-indent="false">
        <style:tab-stops/>
      </style:paragraph-properties>
    </style:style>
    <style:style style:name="P5" style:family="paragraph" style:parent-style-name="TODO">
      <style:paragraph-properties fo:margin-left="1cm" fo:margin-right="0cm" fo:text-indent="-0.3cm" style:auto-text-indent="false">
        <style:tab-stops/>
      </style:paragraph-properties>
    </style:style>
    <style:style style:name="P6" style:family="paragraph" style:parent-style-name="Heading_20_2">
      <style:paragraph-properties fo:break-before="page"/>
    </style:style>
    <style:style style:name="P7" style:family="paragraph" style:parent-style-name="Heading_20_1">
      <style:paragraph-properties fo:text-align="center" style:justify-single-word="false"/>
    </style:style>
    <style:style style:name="T1" style:family="text">
      <style:text-properties style:font-name="Palatino" style:font-name-asian="Palatino" style:font-name-complex="Palatino"/>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Sidebar">
      <style:graphic-properties fo:margin-top="0.499cm" fo:margin-bottom="0cm" style:vertical-pos="bottom" style:vertical-rel="page-content" style:horizontal-pos="center" style:horizontal-rel="page-content" fo:padding-left="0.499cm" fo:padding-right="0.499cm" fo:padding-top="0cm" fo:padding-bottom="0.199cm" fo:border="0.018cm solid #000000" style:shadow="none" style:flow-with-text="false">
        <style:columns fo:column-count="1" fo:column-gap="0cm"/>
      </style:graphic-properties>
    </style:style>
    <style:style style:name="fr2" style:family="graphic" style:parent-style-name="Frame">
      <style:graphic-properties style:wrap="parallel" style:number-wrapped-paragraphs="no-limit" style:vertical-pos="from-top" style:vertical-rel="page-content" style:horizontal-pos="from-left" style:horizontal-rel="page-content"/>
    </style:style>
    <style:style style:name="fr3"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5cm" fo:text-indent="-0.635cm" fo:margin-left="1.3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3" svg:x="0cm" svg:y="0cm" svg:width="16.999cm" style:rel-width="100%" draw:z-index="2">
        <draw:text-box fo:min-height="1.66cm">
          <text:h text:style-name="P7" text:outline-level="1">Character Creation Summary</text:h>
        </draw:text-box>
      </draw:frame>
      <text:p text:style-name="Compound_20_Title_20_1"><draw:frame draw:style-name="fr3" draw:name="graphics2" text:anchor-type="char" svg:width="16.619cm" svg:height="5.122cm" draw:z-index="0"><draw:image xlink:href="../Discordians_Title_Backdrop.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Step One: Character Concept</text:h>
        <text:p text:style-name="TODO">TODO</text:p>
        <text:h text:style-name="Heading_20_3" text:outline-level="3">Division</text:h>
        <text:p text:style-name="TODO">TODO</text:p>
        <text:h text:style-name="Heading_20_3" text:outline-level="3">Parametadivision</text:h>
        <text:p text:style-name="TODO">TODO</text:p>
        <text:h text:style-name="Heading_20_3" text:outline-level="3">Motivation</text:h>
        <text:p text:style-name="TODO">TODO</text:p>
        <text:h text:style-name="Heading_20_2" text:outline-level="2">Step Two: Attributes</text:h>
        <text:p text:style-name="TODO">TODO</text:p>
        <text:h text:style-name="Heading_20_2" text:outline-level="2">Step Three: Abilities</text:h>
        <text:p text:style-name="TODO">TODO</text:p>
        <text:h text:style-name="Heading_20_2" text:outline-level="2">Step Four: Advantages</text:h>
        <text:p text:style-name="TODO">TODO</text:p>
        <text:h text:style-name="Heading_20_3" text:outline-level="3">Backgrounds</text:h>
        <text:p text:style-name="TODO">TODO</text:p>
        <text:h text:style-name="Heading_20_3" text:outline-level="3">Charms</text:h>
        <text:p text:style-name="TODO">TODO</text:p>
        <text:h text:style-name="Heading_20_3" text:outline-level="3">Virtues</text:h>
        <text:p text:style-name="TODO">TODO</text:p>
        <text:h text:style-name="Heading_20_2" text:outline-level="2">Step Five: Finishing Touches</text:h>
        <text:p text:style-name="TODO">TODO</text:p>
        <text:h text:style-name="Heading_20_3" text:outline-level="3">Willpower</text:h>
        <text:p text:style-name="TODO">TODO</text:p>
        <text:h text:style-name="Heading_20_3" text:outline-level="3">Intimacies</text:h>
        <text:p text:style-name="TODO">TODO</text:p>
        <text:h text:style-name="Heading_20_3" text:outline-level="3">Essence and Essence Pools</text:h>
        <text:p text:style-name="TODO">TODO</text:p>
        <text:h text:style-name="Heading_20_3" text:outline-level="3">Health Levels</text:h>
        <text:p text:style-name="TODO">TODO</text:p>
        <text:h text:style-name="Heading_20_2" text:outline-level="2">Bonus Points</text:h>
        <text:p text:style-name="TODO">TODO</text:p>
        <text:h text:style-name="Heading_20_2" text:outline-level="2">Spark of Life</text:h>
        <text:p text:style-name="TODO">TODO</text:p>
        <text:h text:style-name="Heading_20_2" text:outline-level="2"><text:soft-page-break/>[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for their own good, you understand—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V, Don Quixote,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2" text:outline-level="2">[Converted Discordians?]</text:h>
        <text:p text:style-name="TODO">I had an idea of something like akuma for Discordians. <text:s/>If becoming an Erisian is about learning to see the world differently, perhaps those already Exalted could be converted, just as mortals can. <text:s/>This might explain existence of a few Discordians in the First Age. <text:s/>I’m imagining that this conversion doesn’t last past re-incarnation, so the Exaltation returns to its original state on the death of the host. <text:s/>The next recipient might gain some unusual memories, though.</text:p>
        <text:p text:style-name="TODO">This would need proper character creation rules. <text:s/>I was thinking maybe new Charms learned would replace old ones, by way of conversion. <text:s/>The most powerful Charms would be lost first, and used to buy less powerful Charms in the new Charm trees. <text:s/>I’m imagining that no new Charms can be bought until all old ones have been converted, though the character need not convert them all at once. <text:s/>That’s a bit of a random idea, and I’d need to say what would happen to Combos involving them.</text:p>
        <text:p text:style-name="TODO">Also I’m not sure what would happen to existing anima powers, attuned artifacts made of no-longer-suitable magical materials etc.</text:p>
        <text:h text:style-name="Heading_20_2" text:outline-level="2"/>
        <text:h text:style-name="P6" text:outline-level="2">Step One: Character Concept</text:h>
        <text:p text:style-name="Text_20_body">Choose concept, Division and Parametadivision</text:p>
        <text:p text:style-name="Text_20_body">Chose a Motivation of change and balance for your character.</text:p>
        <text:p text:style-name="Text_20_body">Note Division’s and Parametadivision’s anima and other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Choose <text:span text:style-name="T3">three</text:span> Divisional Abilities from the list for the character’s Division, and a further five Favored Abilities. <text:s/>(The Favored Abilities may include the remaining Divisional Abilities.)</text:p>
        <text:p text:style-name="Text_20_body">Choose Abilities (28<text:span text:style-name="T1">—at least</text:span> 8 must be from Divisional or Favored Abilities; at least one must be in each Favored ability;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bilities) and Virtues (5<text:span text:style-name="T1">—a</text:span>ll begin at 1;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Divisions</text:h>
        <text:list xml:id="list2180290680" text:style-name="List_20_1">
          <text:list-item>
            <text:p text:style-name="P3"><text:span text:style-name="Inline_20_Heading">1</text:span><text:span text:style-name="Inline_20_Heading"><text:span text:style-name="T2">st</text:span></text:span><text:span text:style-name="Inline_20_Heading"> Division—Anchor:</text:span> Focused and instinctive, the Most Beautiful follow their own wind and trail Chaos in their wake.</text:p>
          </text:list-item>
        </text:list>
        <text:p text:style-name="P2"><text:span text:style-name="T4">Divisional Abilities:</text:span> Athletics, Awareness, Martial Arts, Sail, Survival</text:p>
        <text:p text:style-name="P4"><text:span text:style-name="T4">Anima Powers:</text:span> Blah</text:p>
        <text:list xml:id="list1108494753" text:continue-numbering="true" text:style-name="List_20_1">
          <text:list-item>
            <text:p text:style-name="P3"><text:span text:style-name="Inline_20_Heading">2</text:span><text:span text:style-name="Inline_20_Heading"><text:span text:style-name="T2">nd</text:span></text:span><text:span text:style-name="Inline_20_Heading"> Division—Arrow:</text:span> Empathetic and beguiling, the Matchmakers use the forces of desire to sling-shot themselves and others into new arrangements.</text:p>
          </text:list-item>
        </text:list>
        <text:p text:style-name="P2"><text:span text:style-name="T4">Divisional Abilities:</text:span> Archery, Investigation, Medicine, Performance, Ride</text:p>
        <text:p text:style-name="P4"><text:span text:style-name="T4">Anima Powers:</text:span> Blah</text:p>
        <text:list xml:id="list1009045414" text:continue-numbering="true" text:style-name="List_20_1">
          <text:list-item>
            <text:p text:style-name="P3"><text:span text:style-name="Inline_20_Heading">3</text:span><text:span text:style-name="Inline_20_Heading"><text:span text:style-name="T2">rd</text:span></text:span><text:span text:style-name="Inline_20_Heading"> Division—Apple:</text:span> Inspiring and influential, the Offendis enthuse and confuse all they meet, drawing groups together in common cause.</text:p>
          </text:list-item>
        </text:list>
        <text:p text:style-name="P2"><text:span text:style-name="T4">Divisional Abilities:</text:span> Linguistics, Melee, Presence, Socialize, War</text:p>
        <text:p text:style-name="P4"><text:span text:style-name="T4">Anima Powers:</text:span> Blah</text:p>
        <text:list xml:id="list306282207" text:continue-numbering="true" text:style-name="List_20_1">
          <text:list-item>
            <text:p text:style-name="P3"><text:span text:style-name="Inline_20_Heading">4</text:span><text:span text:style-name="Inline_20_Heading"><text:span text:style-name="T2">th</text:span></text:span><text:span text:style-name="Inline_20_Heading"> Division—Archway:</text:span> Mysterious and sneaky, the Unhinged know things you don’t, and step around rules instead of breaking them.</text:p>
          </text:list-item>
        </text:list>
        <text:p text:style-name="P2"><text:span text:style-name="T4">Divisional Abilities:</text:span> Dodge, Larceny, Occult, Thrown, Stealth</text:p>
        <text:p text:style-name="P4"><text:span text:style-name="T4">Anima Powers:</text:span> Blah</text:p>
        <text:list xml:id="list125120658" text:continue-numbering="true" text:style-name="List_20_1">
          <text:list-item>
            <text:p text:style-name="P3"><text:span text:style-name="Inline_20_Heading">5</text:span><text:span text:style-name="Inline_20_Heading"><text:span text:style-name="T2">th</text:span></text:span><text:span text:style-name="Inline_20_Heading"> Division—Anvil:</text:span> Resolute and controlling, the Architects use the structures of reality to tear down and re-build things as they see fit.</text:p>
          </text:list-item>
        </text:list>
        <text:p text:style-name="P2"><text:span text:style-name="T4">Divisional Abilities:</text:span> <text:span text:style-name="Inline_20_Heading"><text:span text:style-name="T5">Bureaucracy, Craft, </text:span></text:span>Integrity, Lore, Resistance</text:p>
        <text:p text:style-name="P4"><text:span text:style-name="T4">Anima Powers:</text:span> Blah</text:p>
        <text:h text:style-name="Heading_20_2" text:outline-level="2">Parametadivisions</text:h>
        <text:list xml:id="list474778061" text:continue-numbering="true" text:style-name="List_20_1">
          <text:list-item>
            <text:p text:style-name="P1"><text:span text:style-name="Inline_20_Heading">Division of Good from Bad:</text:span> Reflecting the light of the excellent Solars.</text:p>
          </text:list-item>
        </text:list>
        <text:p text:style-name="Text_20_body"><text:span text:style-name="T4">Erisian Element:</text:span> Orange—warm glows in many shades, from various sources.</text:p>
        <text:p text:style-name="TODO"><text:span text:style-name="T4">Anima Powers:</text:span> blah</text:p>
        <text:list xml:id="list1651492090" text:continue-numbering="true" text:style-name="List_20_1">
          <text:list-item>
            <text:p text:style-name="P1"><text:span text:style-name="Inline_20_Heading">Division of Night from Day:</text:span> Mirroring the two-faced Lunars.</text:p>
          </text:list-item>
        </text:list>
        <text:p text:style-name="Text_20_body"><text:span text:style-name="T4">Erisian Element:</text:span> Sweet—pleasant, intense or energizing sensations and emotions.</text:p>
        <text:p text:style-name="TODO"><text:span text:style-name="T4">Anima Powers:</text:span> blah</text:p>
        <text:list xml:id="list359788623" text:continue-numbering="true" text:style-name="List_20_1">
          <text:list-item>
            <text:p text:style-name="P1"><text:span text:style-name="Inline_20_Heading">Division of Seed from Tree:</text:span> Pretenders to the Dragon-Blooded thrones.</text:p>
          </text:list-item>
        </text:list>
        <text:p text:style-name="Text_20_body"><text:span text:style-name="T4">Erisian Element:</text:span> Boom—explosion, unstable mixtures, pressure changes, anger.</text:p>
        <text:p text:style-name="TODO"><text:span text:style-name="T4">Anima Powers:</text:span> blah</text:p>
        <text:list xml:id="list1759289924" text:continue-numbering="true" text:style-name="List_20_1">
          <text:list-item>
            <text:p text:style-name="P1"><text:span text:style-name="Inline_20_Heading">Division of Might from Will:</text:span> Threading their way among the Sidereals.</text:p>
          </text:list-item>
        </text:list>
        <text:p text:style-name="Text_20_body"><text:span text:style-name="T4">Erisian Element:</text:span> Pungent—intrusively strong sensations, blatant lies, great art.</text:p>
        <text:p text:style-name="TODO"><text:span text:style-name="T4">Anima Powers:</text:span> blah</text:p>
        <text:list xml:id="list1789270240" text:continue-numbering="true" text:style-name="List_20_1">
          <text:list-item>
            <text:p text:style-name="P1"><text:span text:style-name="Inline_20_Heading">Division of Blood from Stone:</text:span> Re-purposed for integration with the Alchemicals.</text:p>
          </text:list-item>
        </text:list>
        <text:p text:style-name="Text_20_body"><text:span text:style-name="T4">Erisian Element:</text:span> Prickle—unease, harassment, impinging rules.</text:p>
        <text:p text:style-name="TODO"><text:span text:style-name="T4">Anima Powers:</text:span> blah</text:p>
        <text:list xml:id="list1009784207" text:continue-numbering="true" text:style-name="List_20_1">
          <text:list-item>
            <text:p text:style-name="P1"><text:span text:style-name="Inline_20_Heading">Division by Zero:</text:span> Bearing the death of the Abyssals.</text:p>
          </text:list-item>
        </text:list>
        <text:p text:style-name="Text_20_body"><text:span text:style-name="T4">Erisian Element:</text:span> Dirt—things where they are not wanted, decay, disgust.</text:p>
        <text:p text:style-name="TODO"><text:span text:style-name="T4">Anima Powers:</text:span> blah</text:p>
        <text:list xml:id="list1985757923" text:continue-numbering="true" text:style-name="List_20_1">
          <text:list-item>
            <text:p text:style-name="P1"><text:span text:style-name="Inline_20_Heading">Division of Labor:</text:span> Going underground among the Jadeborn.</text:p>
          </text:list-item>
        </text:list>
        <text:p text:style-name="Text_20_body"><text:span text:style-name="T4">Erisian Element:</text:span> Focus—unwavering attention, dedication, trance.</text:p>
        <text:p text:style-name="TODO"><text:soft-page-break/><text:span text:style-name="T4">Anima Powers:</text:span> blah</text:p>
        <text:list xml:id="list548423302" text:continue-numbering="true" text:style-name="List_20_1">
          <text:list-item>
            <text:p text:style-name="P1"><text:span text:style-name="Inline_20_Heading">The Indivisibles:</text:span> Reshaping the stories of the raksha.</text:p>
          </text:list-item>
        </text:list>
        <text:p text:style-name="Text_20_body"><text:span text:style-name="T4">Erisian Element:</text:span> Dream—stories, hopes, imagination and unreality.</text:p>
        <text:p text:style-name="TODO"><text:span text:style-name="T4">Anima Powers:</text:span> blah</text:p>
        <text:list xml:id="list308993258" text:continue-numbering="true" text:style-name="List_20_1">
          <text:list-item>
            <text:p text:style-name="P1"><text:span text:style-name="Inline_20_Heading">The Sub-Division:</text:span> Breaking in to the cabals of the Infernals.</text:p>
          </text:list-item>
        </text:list>
        <text:p text:style-name="Text_20_body"><text:span text:style-name="T4">Erisian Element:</text:span> Binding—imprisonment, allegiances, ties and oaths.</text:p>
        <text:p text:style-name="TODO"><text:span text:style-name="T4">Anima Powers:</text:span> blah</text:p>
        <text:h text:style-name="Heading_20_2" text:outline-level="2">Motivation</text:h>
        <text:p text:style-name="Text_20_body">Choose a goal of change and balance for your character.</text:p>
        <text:h text:style-name="Heading_20_2" text:outline-level="2">Virtues</text:h>
        <text:list xml:id="list592598228" text:continue-numbering="true" text:style-name="List_20_1">
          <text:list-item>
            <text:p text:style-name="P1"><text:span text:style-name="Inline_20_Heading">Compassion</text:span>—Empathy and forgiveness.</text:p>
          </text:list-item>
          <text:list-item>
            <text:p text:style-name="P1"><text:span text:style-name="Inline_20_Heading">Conviction</text:span>—Emotional endurance.</text:p>
          </text:list-item>
          <text:list-item>
            <text:p text:style-name="P1"><text:span text:style-name="Inline_20_Heading">Temperance</text:span>—Self-control, clear-headedness.</text:p>
          </text:list-item>
          <text:list-item>
            <text:p text:style-name="P1"><text:span text:style-name="Inline_20_Heading">Valor</text:span>—Courage and bravery.</text:p>
          </text:list-item>
        </text:list>
        <text:h text:style-name="Heading_20_2" text:outline-level="2">Backgrounds</text:h>
        <text:list xml:id="list1875116325" text:continue-numbering="true" text:style-name="List_20_1">
          <text:list-item>
            <text:p text:style-name="P1"><text:span text:style-name="Inline_20_Heading">Allies</text:span>—Aides and friends who help in tasks.</text:p>
          </text:list-item>
          <text:list-item>
            <text:p text:style-name="P1"><text:span text:style-name="Inline_20_Heading">Artifact</text:span>—Wondrous devices of the First Age.</text:p>
          </text:list-item>
          <text:list-item>
            <text:p text:style-name="P1"><text:span text:style-name="Inline_20_Heading">Backing</text:span>—Standing and rank in an organization of power and influence.</text:p>
          </text:list-item>
          <text:list-item>
            <text:p text:style-name="P1"><text:span text:style-name="Inline_20_Heading">Contacts</text:span>—Information sources and people in useful places.</text:p>
          </text:list-item>
          <text:list-item>
            <text:p text:style-name="P1"><text:span text:style-name="Inline_20_Heading">Cult</text:span>—Mortals whom you have persuaded to worship something (ideally not you).</text:p>
          </text:list-item>
          <text:list-item>
            <text:p text:style-name="P1"><text:span text:style-name="Inline_20_Heading">Echoes</text:span>—Fragments of the memories of dead Exalted.</text:p>
          </text:list-item>
          <text:list-item>
            <text:p text:style-name="P1"><text:span text:style-name="Inline_20_Heading">Familiar</text:span>—An animal companion.</text:p>
          </text:list-item>
          <text:list-item>
            <text:p text:style-name="P1"><text:span text:style-name="Inline_20_Heading">Followers</text:span>—Mortals who look to you for leadership.</text:p>
          </text:list-item>
          <text:list-item>
            <text:p text:style-name="P1"><text:span text:style-name="Inline_20_Heading">Influence</text:span>—Your pull in the world around you.</text:p>
          </text:list-item>
          <text:list-item>
            <text:p text:style-name="P1"><text:span text:style-name="Inline_20_Heading">Manse</text:span>—A construction or area of power and Essence.</text:p>
          </text:list-item>
          <text:list-item>
            <text:p text:style-name="P1"><text:span text:style-name="Inline_20_Heading">Mentor</text:span>—A teacher and instructor.</text:p>
          </text:list-item>
          <text:list-item>
            <text:p text:style-name="P1"><text:span text:style-name="Inline_20_Heading">Pineal Gland</text:span>—A mystical connection to the will of Eris.</text:p>
          </text:list-item>
          <text:list-item>
            <text:p text:style-name="P1"><text:span text:style-name="Inline_20_Heading">Resources</text:span>—Material goods and money.<draw:frame draw:style-name="fr1" draw:name="Frame2" text:anchor-type="char" fo:min-width="1.071cm" draw:z-index="1"><draw:text-box fo:min-height="1.08cm"><text:h text:style-name="Heading_20_2" text:outline-level="2">Bonus Points</text:h><table:table table:name="Table2" table:style-name="Table2"><table:table-column table:style-name="Table2.A"/><table:table-column table:style-name="Table2.B"/><table:table-row table:style-name="Table2.1"><table:table-cell table:style-name="Table2.A1" office:value-type="string"><text:p text:style-name="Table_20_Heading">Trait</text:p></table:table-cell><table:table-cell table:style-name="Table2.A1" office:value-type="string"><text:p text:style-name="Table_20_Heading">Cost</text:p></table:table-cell></table:table-row><table:table-row table:style-name="Table2.1"><table:table-cell table:style-name="Table2.A2" office:value-type="string"><text:p text:style-name="Table_20_Contents">Attribute</text:p></table:table-cell><table:table-cell table:style-name="Table2.B2" office:value-type="float" office:value="4"><text:p text:style-name="Table_20_Contents">4</text:p></table:table-cell></table:table-row><table:table-row table:style-name="Table2.1"><table:table-cell table:style-name="Table2.A2" office:value-type="string"><text:p text:style-name="Table_20_Contents">Ability</text:p></table:table-cell><table:table-cell table:style-name="Table2.A1" office:value-type="string"><text:p text:style-name="Table_20_Contents">2 (1 if Divisional or Favored)</text:p></table:table-cell></table:table-row><table:table-row table:style-name="Table2.1"><table:table-cell table:style-name="Table2.A2" office:value-type="string"><text:p text:style-name="Table_20_Contents">Background</text:p></table:table-cell><table:table-cell table:style-name="Table2.A2" office:value-type="string"><text:p text:style-name="Table_20_Contents">1 (2 if raised above 3)</text:p></table:table-cell></table:table-row><table:table-row table:style-name="Table2.1"><table:table-cell table:style-name="Table2.A2" office:value-type="string"><text:p text:style-name="Table_20_Contents">Specialty</text:p></table:table-cell><table:table-cell table:style-name="Table2.A2" office:value-type="string"><text:p text:style-name="Table_20_Contents">1 (2 per 1 if in a Divisional or Favored Ability)</text:p></table:table-cell></table:table-row><table:table-row table:style-name="Table2.1"><table:table-cell table:style-name="Table2.A2" office:value-type="string"><text:p text:style-name="Table_20_Contents">Virtue</text:p></table:table-cell><table:table-cell table:style-name="Table2.B2" office:value-type="float" office:value="3"><text:p text:style-name="Table_20_Contents">3</text:p></table:table-cell></table:table-row><table:table-row table:style-name="Table2.1"><table:table-cell table:style-name="Table2.A2" office:value-type="string"><text:p text:style-name="Table_20_Contents">Willpower</text:p></table:table-cell><table:table-cell table:style-name="Table2.B2" office:value-type="float" office:value="2"><text:p text:style-name="Table_20_Contents">2</text:p></table:table-cell></table:table-row><table:table-row table:style-name="Table2.1"><table:table-cell table:style-name="Table2.A2" office:value-type="string"><text:p text:style-name="Table_20_Contents">Intimacies</text:p></table:table-cell><table:table-cell table:style-name="Table2.A2" office:value-type="string"><text:p text:style-name="Table_20_Contents">3 to increase starting Intimacies to (Willpower + Compassion)</text:p></table:table-cell></table:table-row><table:table-row table:style-name="Table2.1"><table:table-cell table:style-name="Table2.A2" office:value-type="string"><text:p text:style-name="Table_20_Contents">Essence</text:p></table:table-cell><table:table-cell table:style-name="Table2.B2" office:value-type="float" office:value="9"><text:p text:style-name="Table_20_Contents">9</text:p></table:table-cell></table:table-row><table:table-row table:style-name="Table2.1"><table:table-cell table:style-name="Table2.A2" office:value-type="string"><text:p text:style-name="Table_20_Contents">Charms</text:p></table:table-cell><table:table-cell table:style-name="Table2.A2" office:value-type="string"><text:p text:style-name="Table_20_Contents">6 (4 if Divisional or Favored)</text:p></table:table-cell></table:table-row></table:table><text:p text:style-name="Text_20_body"/></draw:text-box></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1-09-01T23:59:26</dc:date>
    <meta:editing-duration>PT7H50M1S</meta:editing-duration>
    <meta:editing-cycles>30</meta:editing-cycles>
    <meta:generator>OpenOffice.org/3.3$Unix OpenOffice.org_project/330m20$Build-9567</meta:generator>
    <dc:creator>Hugh Greene</dc:creator>
    <meta:document-statistic meta:table-count="1" meta:image-count="1" meta:object-count="0" meta:page-count="4" meta:paragraph-count="158" meta:word-count="1495" meta:character-count="942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